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1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cc0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669900"/>
    </style:style>
    <style:style style:name="ce4" style:family="table-cell" style:parent-style-name="Default">
      <style:table-cell-properties fo:background-color="#ff00cc"/>
    </style:style>
    <style:style style:name="ce5" style:family="table-cell" style:parent-style-name="Default">
      <style:table-cell-properties fo:background-color="#669933"/>
    </style:style>
    <style:style style:name="ce6" style:family="table-cell" style:parent-style-name="Default">
      <style:table-cell-properties fo:background-color="#ff3333"/>
    </style:style>
    <style:style style:name="ce7" style:family="table-cell" style:parent-style-name="Default" style:data-style-name="N61"/>
    <style:style style:name="ce8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LOCATIONS AND PHASES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siz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ART ADDRESSES</text:p>
          </table:table-cell>
          <table:table-cell table:number-columns-repeated="2"/>
          <table:table-cell office:value-type="string" calcext:value-type="string">
            <text:p>;../../unpacked/AVENA.PRG,70242</text:p>
          </table:table-cell>
          <table:table-cell table:number-columns-repeated="2"/>
          <table:table-cell table:style-name="ce1" office:value-type="float" office:value="70242" calcext:value-type="float">
            <text:p>70242</text:p>
          </table:table-cell>
          <table:table-cell table:style-name="ce1" table:formula="of:=[.C$19]" office:value-type="float" office:value="1422000" calcext:value-type="float">
            <text:p>1422000</text:p>
          </table:table-cell>
          <table:table-cell table:style-name="ce8" table:formula="of:=[.H9]+[.I9]" office:value-type="float" office:value="1492242" calcext:value-type="float">
            <text:p>149224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;../../unpacked/BEE.PRG,601262</text:p>
          </table:table-cell>
          <table:table-cell table:number-columns-repeated="2"/>
          <table:table-cell table:style-name="ce2" office:value-type="float" office:value="601262" calcext:value-type="float">
            <text:p>601262</text:p>
          </table:table-cell>
          <table:table-cell table:style-name="ce2" table:formula="of:=[.C$15]" office:value-type="float" office:value="450000" calcext:value-type="float">
            <text:p>450000</text:p>
          </table:table-cell>
          <table:table-cell table:style-name="ce8" table:formula="of:=[.H10]+[.I10]" office:value-type="float" office:value="1051262" calcext:value-type="float">
            <text:p>105126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;../../unpacked/FISH.PRG,345884</text:p>
          </table:table-cell>
          <table:table-cell table:number-columns-repeated="2"/>
          <table:table-cell table:style-name="ce3" office:value-type="float" office:value="345884" calcext:value-type="float">
            <text:p>345884</text:p>
          </table:table-cell>
          <table:table-cell table:style-name="ce3" table:formula="of:=[.C$12]" office:value-type="float" office:value="0" calcext:value-type="float">
            <text:p>0</text:p>
          </table:table-cell>
          <table:table-cell table:style-name="ce8" table:formula="of:=[.H11]+[.I11]" office:value-type="float" office:value="345884" calcext:value-type="float">
            <text:p>3458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,letters,pic2</text:p>
          </table:table-cell>
          <table:table-cell office:value-type="string" calcext:value-type="string">
            <text:p>“1”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;../../unpacked/INSIDE.PRG,278860</text:p>
          </table:table-cell>
          <table:table-cell table:number-columns-repeated="2"/>
          <table:table-cell table:style-name="ce1" office:value-type="float" office:value="278860" calcext:value-type="float">
            <text:p>278860</text:p>
          </table:table-cell>
          <table:table-cell table:style-name="ce1" table:formula="of:=[.C$16]" office:value-type="float" office:value="420000" calcext:value-type="float">
            <text:p>420000</text:p>
          </table:table-cell>
          <table:table-cell table:style-name="ce8" table:formula="of:=[.H12]+[.I12]" office:value-type="float" office:value="698860" calcext:value-type="float">
            <text:p>6988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“2”</text:p>
          </table:table-cell>
          <table:table-cell table:formula="of:=[.C12]+150000" office:value-type="float" office:value="150000" calcext:value-type="float">
            <text:p>150000</text:p>
          </table:table-cell>
          <table:table-cell/>
          <table:table-cell office:value-type="string" calcext:value-type="string">
            <text:p>;../../unpacked/LETTERS.PRG,83662</text:p>
          </table:table-cell>
          <table:table-cell table:number-columns-repeated="2"/>
          <table:table-cell table:style-name="ce4" office:value-type="float" office:value="83662" calcext:value-type="float">
            <text:p>83662</text:p>
          </table:table-cell>
          <table:table-cell table:style-name="ce4" table:formula="of:=[.C$12]" office:value-type="float" office:value="0" calcext:value-type="float">
            <text:p>0</text:p>
          </table:table-cell>
          <table:table-cell table:style-name="ce8" table:formula="of:=[.H13]+[.I13]" office:value-type="float" office:value="83662" calcext:value-type="float">
            <text:p>83662</text:p>
          </table:table-cell>
          <table:table-cell office:value-type="string" calcext:value-type="string">
            <text:p>resident?</text:p>
          </table:table-cell>
          <table:table-cell office:value-type="string" calcext:value-type="string">
            <text:p>yellow+orang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hed</text:p>
          </table:table-cell>
          <table:table-cell table:formula="of:=[.C13]" office:value-type="float" office:value="150000" calcext:value-type="float">
            <text:p>150000</text:p>
          </table:table-cell>
          <table:table-cell/>
          <table:table-cell office:value-type="string" calcext:value-type="string">
            <text:p>;../../unpacked/MAPHEAD.PRG,465036</text:p>
          </table:table-cell>
          <table:table-cell table:number-columns-repeated="2"/>
          <table:table-cell table:style-name="ce1" office:value-type="float" office:value="465036" calcext:value-type="float">
            <text:p>465036</text:p>
          </table:table-cell>
          <table:table-cell table:style-name="ce1" table:formula="of:=[.C$18]" office:value-type="float" office:value="955000" calcext:value-type="float">
            <text:p>955000</text:p>
          </table:table-cell>
          <table:table-cell table:style-name="ce8" table:formula="of:=[.H14]+[.I14]" office:value-type="float" office:value="1420036" calcext:value-type="float">
            <text:p>142003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ee</text:p>
          </table:table-cell>
          <table:table-cell table:formula="of:=[.C13]+300000" office:value-type="float" office:value="450000" calcext:value-type="float">
            <text:p>45000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;../../unpacked/MARS.PRG,308420</text:p>
          </table:table-cell>
          <table:table-cell table:number-columns-repeated="2"/>
          <table:table-cell table:style-name="ce5" office:value-type="float" office:value="308420" calcext:value-type="float">
            <text:p>308420</text:p>
          </table:table-cell>
          <table:table-cell table:style-name="ce5" table:formula="of:=[.C$21]" office:value-type="float" office:value="450000" calcext:value-type="float">
            <text:p>450000</text:p>
          </table:table-cell>
          <table:table-cell table:style-name="ce8" table:formula="of:=[.H15]+[.I15]" office:value-type="float" office:value="758420" calcext:value-type="float">
            <text:p>758420</text:p>
          </table:table-cell>
          <table:table-cell office:value-type="string" calcext:value-type="string">
            <text:p>←--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sider</text:p>
          </table:table-cell>
          <table:table-cell table:formula="of:=[.C14]+270000" office:value-type="float" office:value="420000" calcext:value-type="float">
            <text:p>420000</text:p>
          </table:table-cell>
          <table:table-cell/>
          <table:table-cell office:value-type="string" calcext:value-type="string">
            <text:p>;../../unpacked/MHED.PRG,112150</text:p>
          </table:table-cell>
          <table:table-cell table:number-columns-repeated="2"/>
          <table:table-cell table:style-name="ce1" office:value-type="float" office:value="112150" calcext:value-type="float">
            <text:p>112150</text:p>
          </table:table-cell>
          <table:table-cell table:style-name="ce1" table:formula="of:=[.C$14]" office:value-type="float" office:value="150000" calcext:value-type="float">
            <text:p>150000</text:p>
          </table:table-cell>
          <table:table-cell table:style-name="ce8" table:formula="of:=[.H16]+[.I16]" office:value-type="float" office:value="262150" calcext:value-type="float">
            <text:p>26215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unnel</text:p>
          </table:table-cell>
          <table:table-cell table:formula="of:=[.C16]+300000" office:value-type="float" office:value="720000" calcext:value-type="float">
            <text:p>720000</text:p>
          </table:table-cell>
          <table:table-cell/>
          <table:table-cell office:value-type="string" calcext:value-type="string">
            <text:p>;../../unpacked/PIC1.PRG,185482</text:p>
          </table:table-cell>
          <table:table-cell table:number-columns-repeated="2"/>
          <table:table-cell table:style-name="ce2" office:value-type="float" office:value="185482" calcext:value-type="float">
            <text:p>185482</text:p>
          </table:table-cell>
          <table:table-cell table:style-name="ce2" table:formula="of:=[.C$20]" office:value-type="float" office:value="1797000" calcext:value-type="float">
            <text:p>1797000</text:p>
          </table:table-cell>
          <table:table-cell table:style-name="ce8" table:formula="of:=[.H17]+[.I17]" office:value-type="float" office:value="1982482" calcext:value-type="float">
            <text:p>198248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phead</text:p>
          </table:table-cell>
          <table:table-cell table:formula="of:=[.C17]+235000" office:value-type="float" office:value="955000" calcext:value-type="float">
            <text:p>955000</text:p>
          </table:table-cell>
          <table:table-cell/>
          <table:table-cell office:value-type="string" calcext:value-type="string">
            <text:p>;../../unpacked/TITLE.PRG,257426</text:p>
          </table:table-cell>
          <table:table-cell table:number-columns-repeated="2"/>
          <table:table-cell table:style-name="ce2" office:value-type="float" office:value="257426" calcext:value-type="float">
            <text:p>257426</text:p>
          </table:table-cell>
          <table:table-cell table:style-name="ce2" table:formula="of:=[.C$21]" office:value-type="float" office:value="450000" calcext:value-type="float">
            <text:p>450000</text:p>
          </table:table-cell>
          <table:table-cell table:style-name="ce8" table:formula="of:=[.H18]+[.I18]" office:value-type="float" office:value="707426" calcext:value-type="float">
            <text:p>707426</text:p>
          </table:table-cell>
          <table:table-cell office:value-type="string" calcext:value-type="string">
            <text:p>&lt;----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vena</text:p>
          </table:table-cell>
          <table:table-cell table:formula="of:=[.C18]+467000" office:value-type="float" office:value="1422000" calcext:value-type="float">
            <text:p>1422000</text:p>
          </table:table-cell>
          <table:table-cell/>
          <table:table-cell office:value-type="string" calcext:value-type="string">
            <text:p>;../../unpacked/TREE.PRG,195788</text:p>
          </table:table-cell>
          <table:table-cell table:number-columns-repeated="2"/>
          <table:table-cell table:style-name="ce2" office:value-type="float" office:value="195788" calcext:value-type="float">
            <text:p>195788</text:p>
          </table:table-cell>
          <table:table-cell table:style-name="ce2" table:formula="of:=[.C$13]" office:value-type="float" office:value="150000" calcext:value-type="float">
            <text:p>150000</text:p>
          </table:table-cell>
          <table:table-cell table:style-name="ce8" table:formula="of:=[.H19]+[.I19]" office:value-type="float" office:value="345788" calcext:value-type="float">
            <text:p>3457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ic1</text:p>
          </table:table-cell>
          <table:table-cell table:formula="of:=[.C19]+275000+100000" office:value-type="float" office:value="1797000" calcext:value-type="float">
            <text:p>1797000</text:p>
          </table:table-cell>
          <table:table-cell/>
          <table:table-cell office:value-type="string" calcext:value-type="string">
            <text:p>;../../unpacked/TUNR.PRG,229010</text:p>
          </table:table-cell>
          <table:table-cell table:number-columns-repeated="2"/>
          <table:table-cell table:style-name="ce1" office:value-type="float" office:value="229010" calcext:value-type="float">
            <text:p>229010</text:p>
          </table:table-cell>
          <table:table-cell table:style-name="ce1" table:formula="of:=[.C$17]" office:value-type="float" office:value="720000" calcext:value-type="float">
            <text:p>720000</text:p>
          </table:table-cell>
          <table:table-cell table:style-name="ce8" table:formula="of:=[.H20]+[.I20]" office:value-type="float" office:value="949010" calcext:value-type="float">
            <text:p>9490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le,mars</text:p>
          </table:table-cell>
          <table:table-cell office:value-type="string" calcext:value-type="string">
            <text:p>“3”</text:p>
          </table:table-cell>
          <table:table-cell table:formula="of:=[.C15]" office:value-type="float" office:value="450000" calcext:value-type="float">
            <text:p>450000</text:p>
          </table:table-cell>
          <table:table-cell/>
          <table:table-cell office:value-type="string" calcext:value-type="string">
            <text:p>;../../unpacked/PIC2.PRG,803982</text:p>
          </table:table-cell>
          <table:table-cell table:number-columns-repeated="2"/>
          <table:table-cell table:style-name="ce6" office:value-type="float" office:value="803982" calcext:value-type="float">
            <text:p>803982</text:p>
          </table:table-cell>
          <table:table-cell table:style-name="ce6" table:formula="of:=[.C$12]" office:value-type="float" office:value="0" calcext:value-type="float">
            <text:p>0</text:p>
          </table:table-cell>
          <table:table-cell table:style-name="ce8" table:formula="of:=[.H21]+[.I21]" office:value-type="float" office:value="803982" calcext:value-type="float">
            <text:p>8039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s_end</text:p>
          </table:table-cell>
          <table:table-cell/>
          <table:table-cell table:formula="of:=[.C21]+309000" office:value-type="float" office:value="759000" calcext:value-type="float">
            <text:p>759000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1]+345000" office:value-type="float" office:value="795000" calcext:value-type="float">
            <text:p>795000</text:p>
          </table:table-cell>
          <table:table-cell/>
          <table:table-cell office:value-type="string" calcext:value-type="string">
            <text:p>install???</text:p>
          </table:table-cell>
          <table:table-cell table:number-columns-repeated="2"/>
          <table:table-cell office:value-type="float" office:value="-128" calcext:value-type="float">
            <text:p>-12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;../../unpacked/MARS.PRG,308420</text:p>
          </table:table-cell>
          <table:table-cell table:number-columns-repeated="2"/>
          <table:table-cell table:style-name="ce5" office:value-type="float" office:value="308420" calcext:value-type="float">
            <text:p>308420</text:p>
          </table:table-cell>
          <table:table-cell table:style-name="ce5" table:formula="of:=[.C$21]" office:value-type="float" office:value="450000" calcext:value-type="float">
            <text:p>450000</text:p>
          </table:table-cell>
          <table:table-cell table:style-name="ce5" table:formula="of:=[.H24]+[.I24]" office:value-type="float" office:value="758420" calcext:value-type="float">
            <text:p>758420</text:p>
          </table:table-cell>
          <table:table-cell/>
          <table:table-cell table:formula="of:=DEC2HEX([.I24]+410640)" office:value-type="string" office:string-value="D21E0" calcext:value-type="string">
            <text:p>D21E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;../../unpacked/FISH.PRG,345884</text:p>
          </table:table-cell>
          <table:table-cell table:number-columns-repeated="2"/>
          <table:table-cell table:style-name="ce3" office:value-type="float" office:value="345884" calcext:value-type="float">
            <text:p>345884</text:p>
          </table:table-cell>
          <table:table-cell table:style-name="ce3" table:formula="of:=[.C$12]" office:value-type="float" office:value="0" calcext:value-type="float">
            <text:p>0</text:p>
          </table:table-cell>
          <table:table-cell table:style-name="ce3" table:formula="of:=[.H25]+[.I25]" office:value-type="float" office:value="345884" calcext:value-type="float">
            <text:p>345884</text:p>
          </table:table-cell>
          <table:table-cell/>
          <table:table-cell table:formula="of:=DEC2HEX([.I25]+410640)" office:value-type="string" office:string-value="64410" calcext:value-type="string">
            <text:p>6441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;../../unpacked/TITLE.PRG,257426</text:p>
          </table:table-cell>
          <table:table-cell table:number-columns-repeated="2"/>
          <table:table-cell table:style-name="ce2" office:value-type="float" office:value="257426" calcext:value-type="float">
            <text:p>257426</text:p>
          </table:table-cell>
          <table:table-cell table:style-name="ce2" table:formula="of:=[.C$21]" office:value-type="float" office:value="450000" calcext:value-type="float">
            <text:p>450000</text:p>
          </table:table-cell>
          <table:table-cell table:style-name="ce2" table:formula="of:=[.H26]+[.I26]" office:value-type="float" office:value="707426" calcext:value-type="float">
            <text:p>707426</text:p>
          </table:table-cell>
          <table:table-cell office:value-type="string" calcext:value-type="string">
            <text:p>unloaded early</text:p>
          </table:table-cell>
          <table:table-cell table:formula="of:=DEC2HEX([.I26]+410640)" office:value-type="string" office:string-value="D21E0" calcext:value-type="string">
            <text:p>D21E0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;../../unpacked/TREE.PRG,195788</text:p>
          </table:table-cell>
          <table:table-cell table:number-columns-repeated="2"/>
          <table:table-cell table:style-name="ce2" office:value-type="float" office:value="195788" calcext:value-type="float">
            <text:p>195788</text:p>
          </table:table-cell>
          <table:table-cell table:style-name="ce2" table:formula="of:=[.C$13]" office:value-type="float" office:value="150000" calcext:value-type="float">
            <text:p>150000</text:p>
          </table:table-cell>
          <table:table-cell table:style-name="ce2" table:formula="of:=[.H27]+[.I27]" office:value-type="float" office:value="345788" calcext:value-type="float">
            <text:p>345788</text:p>
          </table:table-cell>
          <table:table-cell/>
          <table:table-cell table:formula="of:=DEC2HEX([.I27]+410640)" office:value-type="string" office:string-value="88E00" calcext:value-type="string">
            <text:p>88E0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;../../unpacked/LETTERS.PRG,83662</text:p>
          </table:table-cell>
          <table:table-cell table:number-columns-repeated="2"/>
          <table:table-cell table:style-name="ce4" office:value-type="float" office:value="83662" calcext:value-type="float">
            <text:p>83662</text:p>
          </table:table-cell>
          <table:table-cell table:style-name="ce4" table:formula="of:=[.C$12]" office:value-type="float" office:value="0" calcext:value-type="float">
            <text:p>0</text:p>
          </table:table-cell>
          <table:table-cell table:style-name="ce4" table:formula="of:=[.H28]+[.I28]" office:value-type="float" office:value="83662" calcext:value-type="float">
            <text:p>83662</text:p>
          </table:table-cell>
          <table:table-cell office:value-type="string" calcext:value-type="string">
            <text:p>persistent</text:p>
          </table:table-cell>
          <table:table-cell table:formula="of:=DEC2HEX([.I28]+410640)" office:value-type="string" office:string-value="64410" calcext:value-type="string">
            <text:p>6441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;../../unpacked/PIC1.PRG,185482</text:p>
          </table:table-cell>
          <table:table-cell table:number-columns-repeated="2"/>
          <table:table-cell table:style-name="ce2" office:value-type="float" office:value="185482" calcext:value-type="float">
            <text:p>185482</text:p>
          </table:table-cell>
          <table:table-cell table:style-name="ce2" table:formula="of:=[.C$20]" office:value-type="float" office:value="1797000" calcext:value-type="float">
            <text:p>1797000</text:p>
          </table:table-cell>
          <table:table-cell table:style-name="ce2" table:formula="of:=[.H29]+[.I29]" office:value-type="float" office:value="1982482" calcext:value-type="float">
            <text:p>1982482</text:p>
          </table:table-cell>
          <table:table-cell office:value-type="string" calcext:value-type="string">
            <text:p>unload early</text:p>
          </table:table-cell>
          <table:table-cell table:formula="of:=DEC2HEX([.I29]+410640)" office:value-type="string" office:string-value="21AF98" calcext:value-type="string">
            <text:p>21AF98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;../../unpacked/BEE.PRG,601262</text:p>
          </table:table-cell>
          <table:table-cell table:number-columns-repeated="2"/>
          <table:table-cell table:style-name="ce2" office:value-type="float" office:value="601262" calcext:value-type="float">
            <text:p>601262</text:p>
          </table:table-cell>
          <table:table-cell table:style-name="ce2" table:formula="of:=[.C$15]" office:value-type="float" office:value="450000" calcext:value-type="float">
            <text:p>450000</text:p>
          </table:table-cell>
          <table:table-cell table:style-name="ce2" table:formula="of:=[.H30]+[.I30]" office:value-type="float" office:value="1051262" calcext:value-type="float">
            <text:p>1051262</text:p>
          </table:table-cell>
          <table:table-cell/>
          <table:table-cell table:formula="of:=DEC2HEX([.I30]+410640)" office:value-type="string" office:string-value="D21E0" calcext:value-type="string">
            <text:p>D21E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;../../unpacked/INSIDE.PRG,278860</text:p>
          </table:table-cell>
          <table:table-cell table:number-columns-repeated="2"/>
          <table:table-cell table:style-name="ce1" office:value-type="float" office:value="278860" calcext:value-type="float">
            <text:p>278860</text:p>
          </table:table-cell>
          <table:table-cell table:style-name="ce1" table:formula="of:=[.C$16]" office:value-type="float" office:value="420000" calcext:value-type="float">
            <text:p>420000</text:p>
          </table:table-cell>
          <table:table-cell table:style-name="ce1" table:formula="of:=[.H31]+[.I31]" office:value-type="float" office:value="698860" calcext:value-type="float">
            <text:p>698860</text:p>
          </table:table-cell>
          <table:table-cell/>
          <table:table-cell table:formula="of:=DEC2HEX([.I31]+410640)" office:value-type="string" office:string-value="CACB0" calcext:value-type="string">
            <text:p>CACB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;../../unpacked/MHED.PRG,112150</text:p>
          </table:table-cell>
          <table:table-cell table:number-columns-repeated="2"/>
          <table:table-cell table:style-name="ce1" office:value-type="float" office:value="112150" calcext:value-type="float">
            <text:p>112150</text:p>
          </table:table-cell>
          <table:table-cell table:style-name="ce1" table:formula="of:=[.C$14]" office:value-type="float" office:value="150000" calcext:value-type="float">
            <text:p>150000</text:p>
          </table:table-cell>
          <table:table-cell table:style-name="ce1" table:formula="of:=[.H32]+[.I32]" office:value-type="float" office:value="262150" calcext:value-type="float">
            <text:p>262150</text:p>
          </table:table-cell>
          <table:table-cell/>
          <table:table-cell table:formula="of:=DEC2HEX([.I32]+410640)" office:value-type="string" office:string-value="88E00" calcext:value-type="string">
            <text:p>88E0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;../../unpacked/TUNR.PRG,229010</text:p>
          </table:table-cell>
          <table:table-cell table:number-columns-repeated="2"/>
          <table:table-cell table:style-name="ce1" office:value-type="float" office:value="229010" calcext:value-type="float">
            <text:p>229010</text:p>
          </table:table-cell>
          <table:table-cell table:style-name="ce1" table:formula="of:=[.C$17]" office:value-type="float" office:value="720000" calcext:value-type="float">
            <text:p>720000</text:p>
          </table:table-cell>
          <table:table-cell table:style-name="ce1" table:formula="of:=[.H33]+[.I33]" office:value-type="float" office:value="949010" calcext:value-type="float">
            <text:p>949010</text:p>
          </table:table-cell>
          <table:table-cell/>
          <table:table-cell table:formula="of:=DEC2HEX([.I33]+410640)" office:value-type="string" office:string-value="114090" calcext:value-type="string">
            <text:p>11409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;../../unpacked/MAPHEAD.PRG,465036</text:p>
          </table:table-cell>
          <table:table-cell table:number-columns-repeated="2"/>
          <table:table-cell table:style-name="ce1" office:value-type="float" office:value="465036" calcext:value-type="float">
            <text:p>465036</text:p>
          </table:table-cell>
          <table:table-cell table:style-name="ce1" table:formula="of:=[.C$18]" office:value-type="float" office:value="955000" calcext:value-type="float">
            <text:p>955000</text:p>
          </table:table-cell>
          <table:table-cell table:style-name="ce1" table:formula="of:=[.H34]+[.I34]" office:value-type="float" office:value="1420036" calcext:value-type="float">
            <text:p>1420036</text:p>
          </table:table-cell>
          <table:table-cell/>
          <table:table-cell table:formula="of:=DEC2HEX([.I34]+410640)" office:value-type="string" office:string-value="14D688" calcext:value-type="string">
            <text:p>14D688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;../../unpacked/AVENA.PRG,70242</text:p>
          </table:table-cell>
          <table:table-cell table:number-columns-repeated="2"/>
          <table:table-cell table:style-name="ce1" office:value-type="float" office:value="70242" calcext:value-type="float">
            <text:p>70242</text:p>
          </table:table-cell>
          <table:table-cell table:style-name="ce1" table:formula="of:=[.C$19]" office:value-type="float" office:value="1422000" calcext:value-type="float">
            <text:p>1422000</text:p>
          </table:table-cell>
          <table:table-cell table:style-name="ce1" table:formula="of:=[.H35]+[.I35]" office:value-type="float" office:value="1492242" calcext:value-type="float">
            <text:p>1492242</text:p>
          </table:table-cell>
          <table:table-cell/>
          <table:table-cell table:formula="of:=DEC2HEX([.I35]+410640)" office:value-type="string" office:string-value="1BF6C0" calcext:value-type="string">
            <text:p>1BF6C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;../../unpacked/PIC2.PRG,803982</text:p>
          </table:table-cell>
          <table:table-cell table:number-columns-repeated="2"/>
          <table:table-cell table:style-name="ce6" office:value-type="float" office:value="803982" calcext:value-type="float">
            <text:p>803982</text:p>
          </table:table-cell>
          <table:table-cell table:style-name="ce6" table:formula="of:=[.C$12]" office:value-type="float" office:value="0" calcext:value-type="float">
            <text:p>0</text:p>
          </table:table-cell>
          <table:table-cell table:style-name="ce6" table:formula="of:=[.H36]+[.I36]" office:value-type="float" office:value="803982" calcext:value-type="float">
            <text:p>803982</text:p>
          </table:table-cell>
          <table:table-cell/>
          <table:table-cell table:formula="of:=DEC2HEX([.I36]+410640)" office:value-type="string" office:string-value="64410" calcext:value-type="string">
            <text:p>64410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om built file: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load_address_pic1: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 office:value-type="string" calcext:value-type="string">
            <text:p>0x21af98</text:p>
          </table:table-cell>
          <table:table-cell/>
          <table:table-cell office:value-type="string" calcext:value-type="string">
            <text:p>siz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oad_address_maphead: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 office:value-type="string" calcext:value-type="string">
            <text:p>0x14d688</text:p>
          </table:table-cell>
          <table:table-cell/>
          <table:table-cell office:value-type="string" calcext:value-type="string">
            <text:p>siz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oad_address_bee: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 office:value-type="string" calcext:value-type="string">
            <text:p>0xd21e0</text:p>
          </table:table-cell>
          <table:table-cell/>
          <table:table-cell office:value-type="string" calcext:value-type="string">
            <text:p>siz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ad_address_tunnel: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 office:value-type="string" calcext:value-type="string">
            <text:p>0x114090</text:p>
          </table:table-cell>
          <table:table-cell/>
          <table:table-cell office:value-type="string" calcext:value-type="string">
            <text:p>siz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WAP INSID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ad_address_install: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 office:value-type="string" calcext:value-type="string">
            <text:p>0x64390</text:p>
          </table:table-cell>
          <table:table-cell/>
          <table:table-cell office:value-type="string" calcext:value-type="string">
            <text:p>siz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oad_address_avena: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 office:value-type="string" calcext:value-type="string">
            <text:p>0x1bf6c0</text:p>
          </table:table-cell>
          <table:table-cell/>
          <table:table-cell office:value-type="string" calcext:value-type="string">
            <text:p>siz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oad_address_1: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 office:value-type="string" calcext:value-type="string">
            <text:p>0x64410</text:p>
          </table:table-cell>
          <table:table-cell/>
          <table:table-cell office:value-type="string" calcext:value-type="string">
            <text:p>siz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ad_address_2: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 table:style-name="ce7" office:value-type="string" calcext:value-type="string">
            <text:p>0x88e00</text:p>
          </table:table-cell>
          <table:table-cell/>
          <table:table-cell office:value-type="string" calcext:value-type="string">
            <text:p>siz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ad_address_3: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 office:value-type="string" calcext:value-type="string">
            <text:p>0x165940</text:p>
          </table:table-cell>
          <table:table-cell/>
          <table:table-cell office:value-type="string" calcext:value-type="string">
            <text:p>siz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itle,ma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ad_address_mhed: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 table:style-name="ce7" office:value-type="string" calcext:value-type="string">
            <text:p>0x88e00</text:p>
          </table:table-cell>
          <table:table-cell/>
          <table:table-cell office:value-type="string" calcext:value-type="string">
            <text:p>siz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oad_address_inside:</text:p>
          </table:table-cell>
          <table:table-cell table:number-columns-repeated="3"/>
          <table:table-cell office:value-type="string" calcext:value-type="string">
            <text:p>value</text:p>
          </table:table-cell>
          <table:table-cell office:value-type="string" calcext:value-type="string">
            <text:p>0xcacb0</text:p>
          </table:table-cell>
          <table:table-cell/>
          <table:table-cell office:value-type="string" calcext:value-type="string">
            <text:p>size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8">00/00/0000</text:date>, <text:time style:data-style-name="N2" text:time-value="20:02:10.7441335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21:04:33.274426325</meta:creation-date>
    <dc:date>2017-03-08T21:21:54.340548122</dc:date>
    <meta:editing-duration>PT2H31M</meta:editing-duration>
    <meta:editing-cycles>17</meta:editing-cycles>
    <meta:generator>LibreOffice/5.1.4.2$Linux_X86_64 LibreOffice_project/10m0$Build-2</meta:generator>
    <meta:document-statistic meta:table-count="1" meta:cell-count="231" meta:object-count="0"/>
  </office:meta>
</office:document-meta>
</file>